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996633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3.175cm" svg:y1="8.255cm" svg:x2="19.05cm" svg:y2="8.255cm">
          <text:p/>
        </draw:line>
        <draw:custom-shape draw:style-name="gr2" draw:text-style-name="P1" draw:layer="layout" svg:width="3.175cm" svg:height="2.54cm" svg:x="1.905cm" svg:y="6.98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175cm" svg:height="1.27cm" svg:x="5.71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175cm" svg:height="2.54cm" draw:transform="rotate (2.3561944901919) translate (19.331cm 10.28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175cm" svg:height="1.27cm" svg:x="21.31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ircle draw:style-name="gr5" draw:text-style-name="P4" draw:layer="layout" svg:width="1.905cm" svg:height="1.905cm" svg:x="4.745cm" svg:y="1.84cm">
          <text:p text:style-name="P3"><text:span text:style-name="T1">root</text:span></text:p>
        </draw:circle>
        <draw:ellipse draw:style-name="gr5" draw:text-style-name="P4" draw:layer="layout" svg:width="2.299cm" svg:height="1.905cm" svg:x="1.946cm" svg:y="5.741cm">
          <text:p text:style-name="P3"><text:span text:style-name="T1">transform</text:span></text:p>
        </draw:ellipse>
        <draw:ellipse draw:style-name="gr5" draw:text-style-name="P4" draw:layer="layout" svg:width="2.278cm" svg:height="1.905cm" svg:x="7.147cm" svg:y="5.742cm">
          <text:p text:style-name="P3"><text:span text:style-name="T1">transform</text:span></text:p>
        </draw:ellipse>
        <draw:circle draw:style-name="gr5" draw:text-style-name="P4" draw:layer="layout" svg:width="1.905cm" svg:height="1.905cm" svg:x="0.448cm" svg:y="9.943cm">
          <text:p text:style-name="P3"><text:span text:style-name="T1">box</text:span></text:p>
        </draw:circle>
        <draw:circle draw:style-name="gr5" draw:text-style-name="P4" draw:layer="layout" svg:width="1.905cm" svg:height="1.905cm" svg:x="3.849cm" svg:y="9.944cm">
          <text:p text:style-name="P3"><text:span text:style-name="T1">box</text:span></text:p>
        </draw:circle>
        <draw:circle draw:style-name="gr5" draw:text-style-name="P4" draw:layer="layout" svg:width="1.905cm" svg:height="1.905cm" svg:x="7.35cm" svg:y="9.945cm">
          <text:p text:style-name="P3"><text:span text:style-name="T1">box</text:span></text:p>
        </draw:circle>
        <draw:line draw:style-name="gr6" draw:text-style-name="P1" draw:layer="layout" svg:x1="5.715cm" svg:y1="3.81cm" svg:x2="3.175cm" svg:y2="5.715cm">
          <text:p/>
        </draw:line>
        <draw:line draw:style-name="gr6" draw:text-style-name="P1" draw:layer="layout" svg:x1="5.716cm" svg:y1="3.811cm" svg:x2="8.255cm" svg:y2="5.715cm">
          <text:p/>
        </draw:line>
        <draw:line draw:style-name="gr6" draw:text-style-name="P1" draw:layer="layout" svg:x1="3.175cm" svg:y1="7.62cm" svg:x2="1.518cm" svg:y2="9.943cm">
          <text:p/>
        </draw:line>
        <draw:line draw:style-name="gr6" draw:text-style-name="P1" draw:layer="layout" svg:x1="3.176cm" svg:y1="7.62cm" svg:x2="4.814cm" svg:y2="9.944cm">
          <text:p/>
        </draw:line>
        <draw:line draw:style-name="gr6" draw:text-style-name="P1" draw:layer="layout" svg:x1="8.255cm" svg:y1="7.62cm" svg:x2="8.255cm" svg:y2="9.945cm">
          <text:p/>
        </draw:line>
        <draw:circle draw:style-name="gr5" draw:text-style-name="P4" draw:layer="layout" svg:width="1.905cm" svg:height="1.905cm" svg:x="19.046cm" svg:y="1.84cm">
          <text:p text:style-name="P3"><text:span text:style-name="T1">root</text:span></text:p>
        </draw:circle>
        <draw:ellipse draw:style-name="gr5" draw:text-style-name="P4" draw:layer="layout" svg:width="2.299cm" svg:height="1.905cm" svg:x="16.247cm" svg:y="5.741cm">
          <text:p text:style-name="P3"><text:span text:style-name="T1">transform</text:span></text:p>
        </draw:ellipse>
        <draw:ellipse draw:style-name="gr5" draw:text-style-name="P4" draw:layer="layout" svg:width="2.278cm" svg:height="1.905cm" svg:x="21.448cm" svg:y="5.742cm">
          <text:p text:style-name="P3"><text:span text:style-name="T1">transform</text:span></text:p>
        </draw:ellipse>
        <draw:circle draw:style-name="gr5" draw:text-style-name="P4" draw:layer="layout" svg:width="1.905cm" svg:height="1.905cm" svg:x="19.05cm" svg:y="9.944cm">
          <text:p text:style-name="P3"><text:span text:style-name="T1">box</text:span></text:p>
        </draw:circle>
        <draw:line draw:style-name="gr6" draw:text-style-name="P1" draw:layer="layout" svg:x1="20.016cm" svg:y1="3.81cm" svg:x2="17.476cm" svg:y2="5.715cm">
          <text:p/>
        </draw:line>
        <draw:line draw:style-name="gr6" draw:text-style-name="P1" draw:layer="layout" svg:x1="20.017cm" svg:y1="3.811cm" svg:x2="22.556cm" svg:y2="5.715cm">
          <text:p/>
        </draw:line>
        <draw:line draw:style-name="gr6" draw:text-style-name="P1" draw:layer="layout" svg:x1="17.477cm" svg:y1="7.62cm" svg:x2="19.995cm" svg:y2="9.944cm">
          <text:p/>
        </draw:line>
        <draw:line draw:style-name="gr6" draw:text-style-name="P1" draw:layer="layout" svg:x1="22.556cm" svg:y1="7.62cm" svg:x2="19.995cm" svg:y2="9.944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6-04-26T14:19:48</meta:creation-date>
    <dc:date>2006-04-26T14:40:00</dc:date>
    <dc:language>en-US</dc:language>
    <meta:editing-cycles>6</meta:editing-cycles>
    <meta:editing-duration>PT20M22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